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lasspathContainerDecorator.removeListener( ILabelProvider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ClasspathContainerDecorator.addListener( ILabelProvider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lasspathContainerDecorator.getOverlay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ClasspathContainerDecorator.IvyClasspathContainer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Decorator.isLabelProperty( Object element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Decora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ClasspathContainerDecorator.decorateImage( Image image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ClasspathContainerDecorator.decorateText( String text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Decorator.statusChaged( IvyClasspathContainerConfiguration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